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.0555in" fo:margin-bottom="0.0555in" loext:contextual-spacing="true" fo:text-indent="-0.25in" style:auto-text-indent="false"/>
    </style:style>
    <style:style style:name="P2" style:family="paragraph" style:parent-style-name="Standard" style:list-style-name="WWNum1">
      <style:paragraph-properties fo:margin-left="1in" fo:margin-right="0in" fo:margin-top="0.0555in" fo:margin-bottom="0.0555in" loext:contextual-spacing="true" fo:text-indent="-0.25in" style:auto-text-indent="false"/>
    </style:style>
    <style:style style:name="P3" style:family="paragraph" style:parent-style-name="Standard" style:list-style-name="WWNum1">
      <style:paragraph-properties fo:margin-left="1.5in" fo:margin-right="0in" fo:margin-top="0.0555in" fo:margin-bottom="0.0555in" loext:contextual-spacing="true" fo:text-indent="-0.25in" style:auto-text-indent="false"/>
    </style:style>
    <style:style style:name="P4" style:family="paragraph" style:parent-style-name="Heading_20_1" style:master-page-name="Standard">
      <style:paragraph-properties fo:margin-top="0.4862in" fo:margin-bottom="0.0835in" loext:contextual-spacing="false"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ssrkitt5ijgh"/>Formularz rejestracji - podstawowe założenia:</text:p>
      <text:list xml:id="list3596370173498207011" text:style-name="WWNum1">
        <text:list-item>
          <text:p text:style-name="P1">Pola i wytyczne do pól:</text:p>
          <text:list>
            <text:list-item>
              <text:p text:style-name="P2">Imię i nazwisko:</text:p>
              <text:list>
                <text:list-item>
                  <text:p text:style-name="P3">pole tekstowe jednoliniowe</text:p>
                </text:list-item>
                <text:list-item>
                  <text:p text:style-name="P3">wymagane</text:p>
                </text:list-item>
                <text:list-item>
                  <text:p text:style-name="P3">sprawdzić czy jest imię i nazwisko jako dwa wyrazy</text:p>
                </text:list-item>
              </text:list>
            </text:list-item>
            <text:list-item>
              <text:p text:style-name="P2">E-mail:</text:p>
              <text:list>
                <text:list-item>
                  <text:p text:style-name="P3">pole tekstowe jednoliniowe</text:p>
                </text:list-item>
                <text:list-item>
                  <text:p text:style-name="P3">wymagane</text:p>
                </text:list-item>
                <text:list-item>
                  <text:p text:style-name="P3">sprawdzenie czy aby poprawny e-mail</text:p>
                </text:list-item>
              </text:list>
            </text:list-item>
            <text:list-item>
              <text:p text:style-name="P2">Hasło</text:p>
              <text:list>
                <text:list-item>
                  <text:p text:style-name="P3">pole tekstowe z zakrytą wartością</text:p>
                </text:list-item>
                <text:list-item>
                  <text:p text:style-name="P3">wymagane</text:p>
                </text:list-item>
                <text:list-item>
                  <text:p text:style-name="P3">minimalna długość 8 / wymagane silne hasło</text:p>
                </text:list-item>
              </text:list>
            </text:list-item>
            <text:list-item>
              <text:p text:style-name="P2">Powtórz hasło</text:p>
              <text:list>
                <text:list-item>
                  <text:p text:style-name="P3">pole tekstowe z zakrytą wartością</text:p>
                </text:list-item>
                <text:list-item>
                  <text:p text:style-name="P3">wymagane</text:p>
                </text:list-item>
                <text:list-item>
                  <text:p text:style-name="P3">musi być identyczne jak pole Hasło</text:p>
                </text:list-item>
              </text:list>
            </text:list-item>
            <text:list-item>
              <text:p text:style-name="P2">Telefon: - todo</text:p>
              <text:list>
                <text:list-item>
                  <text:p text:style-name="P3">pole tekstowe jednoliniowe</text:p>
                </text:list-item>
                <text:list-item>
                  <text:p text:style-name="P3">opcjonalne</text:p>
                </text:list-item>
                <text:list-item>
                  <text:p text:style-name="P3">wymagany format: +XX XXX XXX XXX</text:p>
                </text:list-item>
              </text:list>
            </text:list-item>
            <text:list-item>
              <text:p text:style-name="P2">Płeć:</text:p>
              <text:list>
                <text:list-item>
                  <text:p text:style-name="P3">pole jednokrotnego wyboru z wszystkimi opcjami widocznymi</text:p>
                </text:list-item>
                <text:list-item>
                  <text:p text:style-name="P3">wymagane</text:p>
                </text:list-item>
              </text:list>
            </text:list-item>
            <text:list-item>
              <text:p text:style-name="P2"><text:soft-page-break/>Skąd się dowiedziałeś o naszym sklepie</text:p>
              <text:list>
                <text:list-item>
                  <text:p text:style-name="P3">pole jednokrotnego wyboru w postaci listy</text:p>
                </text:list-item>
                <text:list-item>
                  <text:p text:style-name="P3">wymagane</text:p>
                </text:list-item>
              </text:list>
            </text:list-item>
            <text:list-item>
              <text:p text:style-name="P2">Jakie promocje Cię interesują</text:p>
              <text:list>
                <text:list-item>
                  <text:p text:style-name="P3">pole wielokrotnego wyboru</text:p>
                </text:list-item>
                <text:list-item>
                  <text:p text:style-name="P3">zaznacz minimum 2</text:p>
                </text:list-item>
              </text:list>
            </text:list-item>
            <text:list-item>
              <text:p text:style-name="P2">Pełny adres</text:p>
              <text:list>
                <text:list-item>
                  <text:p text:style-name="P3">pole tekstowe wieloliniowe</text:p>
                </text:list-item>
                <text:list-item>
                  <text:p text:style-name="P3">wymagane</text:p>
                </text:list-item>
              </text:list>
            </text:list-item>
            <text:list-item>
              <text:p text:style-name="P2">Przycisk zatwierdzenia</text:p>
            </text:list-item>
          </text:list>
        </text:list-item>
        <text:list-item>
          <text:p text:style-name="P1">Założenia co do walidacji:</text:p>
          <text:list>
            <text:list-item>
              <text:p text:style-name="P2">Walidacja wszystkich pól po kliknięciu przycisku “Zapisz”</text:p>
            </text:list-item>
            <text:list-item>
              <text:p text:style-name="P2">Walidacja pojedynczego pola po jego dezaktywacji</text:p>
            </text:list-item>
            <text:list-item>
              <text:p text:style-name="P2">Błędne pola mają pokolorować się na czerwono</text:p>
            </text:list-item>
            <text:list-item>
              <text:p text:style-name="P2">Przy polu powinien pojawić się komunikat o błędzie jaki zaistniał</text:p>
            </text:list-item>
            <text:list-item>
              <text:p text:style-name="P2">W przypadku poprawnie uzupełnionego pola pokolorowanie go na zielono</text:p>
            </text:list-item>
          </text:list>
        </text:list-item>
        <text:list-item>
          <text:p text:style-name="P1">Inne wytyczne:</text:p>
          <text:list>
            <text:list-item>
              <text:p text:style-name="P2">Pole, które aktualnie jest aktywne ma być podświetlon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left="-0.0209in" fo:margin-right="0in" fo:margin-top="0.0555in" fo:margin-bottom="0.0555in" loext:contextual-spacing="false" fo:line-height="115%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4862in" fo:margin-bottom="0.0835in" loext:contextual-spacing="false" fo:line-height="100%" fo:text-align="center" style:justify-single-word="false" fo:keep-together="always" fo:text-indent="0in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text-align="center" style:justify-single-word="false" fo:keep-together="always" fo:keep-with-next="always"/>
      <style:text-properties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3" meta:word-count="212" meta:character-count="1277" meta:non-whitespace-character-count="1150"/>
    <meta:generator>LibreOfficeDev/5.1.0.3$Linux_X86_64 LibreOffice_project/</meta:generator>
  </office:meta>
</office:document-meta>
</file>